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12" table:default-cell-style-name="ce1"/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4189" calcext:value-type="percentage">
            <text:p>41,89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4279" calcext:value-type="percentage">
            <text:p>42,79%</text:p>
          </table:table-cell>
          <table:table-cell office:value-type="percentage" office:value="0.227" calcext:value-type="percentage">
            <text:p>22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7135" calcext:value-type="percentage">
            <text:p>71,35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8054" calcext:value-type="percentage">
            <text:p>80,54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2541" calcext:value-type="percentage">
            <text:p>25,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4703" calcext:value-type="percentage">
            <text:p>47,03%</text:p>
          </table:table-cell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2243" calcext:value-type="percentage">
            <text:p>22,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6108" calcext:value-type="percentage">
            <text:p>61,08%</text:p>
          </table:table-cell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office:value-type="percentage" office:value="0.3892" calcext:value-type="percentage">
            <text:p>38,92%</text:p>
          </table:table-cell>
          <table:table-cell office:value-type="percentage" office:value="0.4189" calcext:value-type="percentage">
            <text:p>41,89%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3514" calcext:value-type="percentage">
            <text:p>35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6703" calcext:value-type="percentage">
            <text:p>67,03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3946" calcext:value-type="percentage">
            <text:p>39,46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6162" calcext:value-type="percentage">
            <text:p>61,62%</text:p>
          </table:table-cell>
          <table:table-cell office:value-type="percentage" office:value="0.2865" calcext:value-type="percentage">
            <text:p>28,65%</text:p>
          </table:table-cell>
          <table:table-cell office:value-type="percentage" office:value="0.2541" calcext:value-type="percentage">
            <text:p>25,41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5649" calcext:value-type="percentage">
            <text:p>56,49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2459" calcext:value-type="percentage">
            <text:p>24,59%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ct1970_9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office:value-type="percentage" office:value="0.7027" calcext:value-type="percentage">
            <text:p>70,27%</text:p>
          </table:table-cell>
          <table:table-cell office:value-type="percentage" office:value="0.3946" calcext:value-type="percentage">
            <text:p>39,46%</text:p>
          </table:table-cell>
          <table:table-cell office:value-type="percentage" office:value="0.3351" calcext:value-type="percentage">
            <text:p>33,51%</text:p>
          </table:table-cell>
          <table:table-cell office:value-type="percentage" office:value="0.1919" calcext:value-type="percentage">
            <text:p>19,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6595" calcext:value-type="percentage">
            <text:p>65,95%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3703" calcext:value-type="percentage">
            <text:p>37,03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2:.B11])" office:value-type="percentage" office:value="0.44675" calcext:value-type="percentage">
            <text:p>44,68%</text:p>
          </table:table-cell>
          <table:table-cell table:style-name="ce2" table:formula="of:=AVERAGE([.C2:.C11])" office:value-type="percentage" office:value="0.27053" calcext:value-type="percentage">
            <text:p>27,05%</text:p>
          </table:table-cell>
          <table:table-cell table:style-name="ce2" table:formula="of:=AVERAGE([.D2:.D11])" office:value-type="percentage" office:value="0.36518" calcext:value-type="percentage">
            <text:p>36,52%</text:p>
          </table:table-cell>
          <table:table-cell table:style-name="ce2" table:formula="of:=AVERAGE([.E2:.E11])" office:value-type="percentage" office:value="0.59487" calcext:value-type="percentage">
            <text:p>59,49%</text:p>
          </table:table-cell>
          <table:table-cell table:style-name="ce2" table:formula="of:=AVERAGE([.F2:.F11])" office:value-type="percentage" office:value="0.38762" calcext:value-type="percentage">
            <text:p>38,76%</text:p>
          </table:table-cell>
          <table:table-cell table:style-name="ce2" table:formula="of:=AVERAGE([.G2:.G11])" office:value-type="percentage" office:value="0.36713" calcext:value-type="percentage">
            <text:p>36,71%</text:p>
          </table:table-cell>
          <table:table-cell table:style-name="ce2" table:formula="of:=AVERAGE([.H2:.H11])" office:value-type="percentage" office:value="0.25819" calcext:value-type="percentage">
            <text:p>25,82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1979" calcext:value-type="percentage">
            <text:p>19,79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817" calcext:value-type="percentage">
            <text:p>81,7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915" calcext:value-type="percentage">
            <text:p>39,15%</text:p>
          </table:table-cell>
          <table:table-cell office:value-type="percentage" office:value="0.2596" calcext:value-type="percentage">
            <text:p>25,9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7234" calcext:value-type="percentage">
            <text:p>72,34%</text:p>
          </table:table-cell>
          <table:table-cell office:value-type="percentage" office:value="0.4616" calcext:value-type="percentage">
            <text:p>46,16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3</text:p>
          </table:table-cell>
          <table:table-cell table:number-columns-repeated="2"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office:value-type="percentage" office:value="0.6277" calcext:value-type="percentage">
            <text:p>62,77%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2638" calcext:value-type="percentage">
            <text:p>26,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5064" calcext:value-type="percentage">
            <text:p>50,64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417" calcext:value-type="percentage">
            <text:p>41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7957" calcext:value-type="percentage">
            <text:p>79,57%</text:p>
          </table:table-cell>
          <table:table-cell office:value-type="percentage" office:value="0.3277" calcext:value-type="percentage">
            <text:p>32,77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2787" calcext:value-type="percentage">
            <text:p>27,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3021" calcext:value-type="percentage">
            <text:p>30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6298" calcext:value-type="percentage">
            <text:p>62,98%</text:p>
          </table:table-cell>
          <table:table-cell office:value-type="percentage" office:value="0.3915" calcext:value-type="percentage">
            <text:p>39,15%</text:p>
          </table:table-cell>
          <table:table-cell office:value-type="percentage" office:value="0.3979" calcext:value-type="percentage">
            <text:p>39,79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office:value-type="percentage" office:value="0.7298" calcext:value-type="percentage">
            <text:p>72,98%</text:p>
          </table:table-cell>
          <table:table-cell table:number-columns-repeated="2" office:value-type="percentage" office:value="0.5681" calcext:value-type="percentage">
            <text:p>56,81%</text:p>
          </table:table-cell>
          <table:table-cell office:value-type="percentage" office:value="0.3021" calcext:value-type="percentage">
            <text:p>30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office:value-type="percentage" office:value="0.7915" calcext:value-type="percentage">
            <text:p>79,15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064" calcext:value-type="percentage">
            <text:p>50,6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7809" calcext:value-type="percentage">
            <text:p>78,09%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2809" calcext:value-type="percentage">
            <text:p>28,09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15:.B24])" office:value-type="percentage" office:value="0.28405" calcext:value-type="percentage">
            <text:p>28,41%</text:p>
          </table:table-cell>
          <table:table-cell table:style-name="ce2" table:formula="of:=AVERAGE([.C15:.C24])" office:value-type="percentage" office:value="0.32489" calcext:value-type="percentage">
            <text:p>32,49%</text:p>
          </table:table-cell>
          <table:table-cell table:style-name="ce2" table:formula="of:=AVERAGE([.D15:.D24])" office:value-type="percentage" office:value="0.39153" calcext:value-type="percentage">
            <text:p>39,15%</text:p>
          </table:table-cell>
          <table:table-cell table:style-name="ce2" table:formula="of:=AVERAGE([.E15:.E24])" office:value-type="percentage" office:value="0.72256" calcext:value-type="percentage">
            <text:p>72,26%</text:p>
          </table:table-cell>
          <table:table-cell table:style-name="ce2" table:formula="of:=AVERAGE([.F15:.F24])" office:value-type="percentage" office:value="0.44553" calcext:value-type="percentage">
            <text:p>44,55%</text:p>
          </table:table-cell>
          <table:table-cell table:style-name="ce2" table:formula="of:=AVERAGE([.G15:.G24])" office:value-type="percentage" office:value="0.46915" calcext:value-type="percentage">
            <text:p>46,92%</text:p>
          </table:table-cell>
          <table:table-cell table:style-name="ce2" table:formula="of:=AVERAGE([.H15:.H24])" office:value-type="percentage" office:value="0.29298" calcext:value-type="percentage">
            <text:p>29,30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7171" calcext:value-type="percentage">
            <text:p>71,71%</text:p>
          </table:table-cell>
          <table:table-cell office:value-type="percentage" office:value="0.4092" calcext:value-type="percentage">
            <text:p>40,92%</text:p>
          </table:table-cell>
          <table:table-cell office:value-type="percentage" office:value="0.4316" calcext:value-type="percentage">
            <text:p>43,16%</text:p>
          </table:table-cell>
          <table:table-cell office:value-type="percentage" office:value="0.2474" calcext:value-type="percentage">
            <text:p>24,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6382" calcext:value-type="percentage">
            <text:p>63,82%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4329" calcext:value-type="percentage">
            <text:p>43,29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4316" calcext:value-type="percentage">
            <text:p>43,16%</text:p>
          </table:table-cell>
          <table:table-cell office:value-type="percentage" office:value="0.3105" calcext:value-type="percentage">
            <text:p>31,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7921" calcext:value-type="percentage">
            <text:p>79,21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105" calcext:value-type="percentage">
            <text:p>51,05%</text:p>
          </table:table-cell>
          <table:table-cell office:value-type="percentage" office:value="0.2697" calcext:value-type="percentage">
            <text:p>26,9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office:value-type="percentage" office:value="0.6592" calcext:value-type="percentage">
            <text:p>65,92%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671" calcext:value-type="percentage">
            <text:p>46,71%</text:p>
          </table:table-cell>
          <table:table-cell office:value-type="percentage" office:value="0.3382" calcext:value-type="percentage">
            <text:p>33,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4895" calcext:value-type="percentage">
            <text:p>48,95%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6763" calcext:value-type="percentage">
            <text:p>67,63%</text:p>
          </table:table-cell>
          <table:table-cell office:value-type="percentage" office:value="0.4895" calcext:value-type="percentage">
            <text:p>48,95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6421" calcext:value-type="percentage">
            <text:p>64,21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4158" calcext:value-type="percentage">
            <text:p>41,58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5961" calcext:value-type="percentage">
            <text:p>59,61%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5553" calcext:value-type="percentage">
            <text:p>55,53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289" calcext:value-type="percentage">
            <text:p>42,89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28:.B37])" office:value-type="percentage" office:value="0.28895" calcext:value-type="percentage">
            <text:p>28,90%</text:p>
          </table:table-cell>
          <table:table-cell table:style-name="ce2" table:formula="of:=AVERAGE([.C28:.C37])" office:value-type="percentage" office:value="0.22738" calcext:value-type="percentage">
            <text:p>22,74%</text:p>
          </table:table-cell>
          <table:table-cell table:style-name="ce2" table:formula="of:=AVERAGE([.D28:.D37])" office:value-type="percentage" office:value="0.27692" calcext:value-type="percentage">
            <text:p>27,69%</text:p>
          </table:table-cell>
          <table:table-cell table:style-name="ce2" table:formula="of:=AVERAGE([.E28:.E37])" office:value-type="percentage" office:value="0.67224" calcext:value-type="percentage">
            <text:p>67,22%</text:p>
          </table:table-cell>
          <table:table-cell table:style-name="ce2" table:formula="of:=AVERAGE([.F28:.F37])" office:value-type="percentage" office:value="0.46013" calcext:value-type="percentage">
            <text:p>46,01%</text:p>
          </table:table-cell>
          <table:table-cell table:style-name="ce2" table:formula="of:=AVERAGE([.G28:.G37])" office:value-type="percentage" office:value="0.45592" calcext:value-type="percentage">
            <text:p>45,59%</text:p>
          </table:table-cell>
          <table:table-cell table:style-name="ce2" table:formula="of:=AVERAGE([.H28:.H37])" office:value-type="percentage" office:value="0.27067" calcext:value-type="percentage">
            <text:p>27,07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7714" calcext:value-type="percentage">
            <text:p>77,14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227" calcext:value-type="percentage">
            <text:p>22,7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079" calcext:value-type="percentage">
            <text:p>50,79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2508" calcext:value-type="percentage">
            <text:p>25,08%</text:p>
          </table:table-cell>
          <table:table-cell table:number-columns-repeated="2" office:value-type="percentage" office:value="0.1496" calcext:value-type="percentage">
            <text:p>14,96%</text:p>
          </table:table-cell>
          <table:table-cell office:value-type="percentage" office:value="0.7381" calcext:value-type="percentage">
            <text:p>73,81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4968" calcext:value-type="percentage">
            <text:p>49,68%</text:p>
          </table:table-cell>
          <table:table-cell office:value-type="percentage" office:value="0.2063" calcext:value-type="percentage">
            <text:p>20,6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7206" calcext:value-type="percentage">
            <text:p>72,0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2349" calcext:value-type="percentage">
            <text:p>23,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6524" calcext:value-type="percentage">
            <text:p>65,2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7698" calcext:value-type="percentage">
            <text:p>76,98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2476" calcext:value-type="percentage">
            <text:p>24,7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7524" calcext:value-type="percentage">
            <text:p>75,24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254" calcext:value-type="percentage">
            <text:p>25,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8317" calcext:value-type="percentage">
            <text:p>83,17%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8222" calcext:value-type="percentage">
            <text:p>82,22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office:value-type="percentage" office:value="0.2206" calcext:value-type="percentage">
            <text:p>22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6937" calcext:value-type="percentage">
            <text:p>69,3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1921" calcext:value-type="percentage">
            <text:p>19,21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41:.B50])" office:value-type="percentage" office:value="0.22762" calcext:value-type="percentage">
            <text:p>22,76%</text:p>
          </table:table-cell>
          <table:table-cell table:style-name="ce2" table:formula="of:=AVERAGE([.C41:.C50])" office:value-type="percentage" office:value="0.1996" calcext:value-type="percentage">
            <text:p>19,96%</text:p>
          </table:table-cell>
          <table:table-cell table:style-name="ce2" table:formula="of:=AVERAGE([.D41:.D50])" office:value-type="percentage" office:value="0.19544" calcext:value-type="percentage">
            <text:p>19,54%</text:p>
          </table:table-cell>
          <table:table-cell table:style-name="ce2" table:formula="of:=AVERAGE([.E41:.E50])" office:value-type="percentage" office:value="0.74412" calcext:value-type="percentage">
            <text:p>74,41%</text:p>
          </table:table-cell>
          <table:table-cell table:style-name="ce2" table:formula="of:=AVERAGE([.F41:.F50])" office:value-type="percentage" office:value="0.50539" calcext:value-type="percentage">
            <text:p>50,54%</text:p>
          </table:table-cell>
          <table:table-cell table:style-name="ce2" table:formula="of:=AVERAGE([.G41:.G50])" office:value-type="percentage" office:value="0.50633" calcext:value-type="percentage">
            <text:p>50,63%</text:p>
          </table:table-cell>
          <table:table-cell table:style-name="ce2" table:formula="of:=AVERAGE([.H41:.H50])" office:value-type="percentage" office:value="0.24444" calcext:value-type="percentage">
            <text:p>24,44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1127" calcext:value-type="percentage">
            <text:p>11,27%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61" calcext:value-type="percentage">
            <text:p>36,10%</text:p>
          </table:table-cell>
          <table:table-cell office:value-type="percentage" office:value="0.2431" calcext:value-type="percentage">
            <text:p>24,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1618" calcext:value-type="percentage">
            <text:p>16,18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4676" calcext:value-type="percentage">
            <text:p>46,76%</text:p>
          </table:table-cell>
          <table:table-cell office:value-type="percentage" office:value="0.5402" calcext:value-type="percentage">
            <text:p>54,02%</text:p>
          </table:table-cell>
          <table:table-cell office:value-type="percentage" office:value="0.2059" calcext:value-type="percentage">
            <text:p>20,5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549" calcext:value-type="percentage">
            <text:p>45,49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53:.B62])" office:value-type="percentage" office:value="0.18638" calcext:value-type="percentage">
            <text:p>18,64%</text:p>
          </table:table-cell>
          <table:table-cell table:style-name="ce2" table:formula="of:=AVERAGE([.C53:.C62])" office:value-type="percentage" office:value="0.14096" calcext:value-type="percentage">
            <text:p>14,10%</text:p>
          </table:table-cell>
          <table:table-cell table:style-name="ce2" table:formula="of:=AVERAGE([.D53:.D62])" office:value-type="percentage" office:value="0.13496" calcext:value-type="percentage">
            <text:p>13,50%</text:p>
          </table:table-cell>
          <table:table-cell table:style-name="ce2" table:formula="of:=AVERAGE([.E53:.E62])" office:value-type="percentage" office:value="0.14301" calcext:value-type="percentage">
            <text:p>14,30%</text:p>
          </table:table-cell>
          <table:table-cell table:style-name="ce2" table:formula="of:=AVERAGE([.F53:.F62])" office:value-type="percentage" office:value="0.3998" calcext:value-type="percentage">
            <text:p>39,98%</text:p>
          </table:table-cell>
          <table:table-cell table:style-name="ce2" table:formula="of:=AVERAGE([.G53:.G62])" office:value-type="percentage" office:value="0.38212" calcext:value-type="percentage">
            <text:p>38,21%</text:p>
          </table:table-cell>
          <table:table-cell table:style-name="ce2" table:formula="of:=AVERAGE([.H53:.H62])" office:value-type="percentage" office:value="0.22724" calcext:value-type="percentage">
            <text:p>22,72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1849" calcext:value-type="percentage">
            <text:p>18,49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1939" calcext:value-type="percentage">
            <text:p>19,39%</text:p>
          </table:table-cell>
          <table:table-cell office:value-type="percentage" office:value="0.1017" calcext:value-type="percentage">
            <text:p>10,17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4089" calcext:value-type="percentage">
            <text:p>40,89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2106" calcext:value-type="percentage">
            <text:p>21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447" calcext:value-type="percentage">
            <text:p>24,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1765" calcext:value-type="percentage">
            <text:p>17,65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office:value-type="percentage" office:value="0.1408" calcext:value-type="percentage">
            <text:p>14,08%</text:p>
          </table:table-cell>
          <table:table-cell office:value-type="percentage" office:value="0.3447" calcext:value-type="percentage">
            <text:p>34,47%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084" calcext:value-type="percentage">
            <text:p>20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2073" calcext:value-type="percentage">
            <text:p>20,73%</text:p>
          </table:table-cell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x</text:p>
          </table:table-cell>
          <table:table-cell office:value-type="percentage" office:value="0.4089" calcext:value-type="percentage">
            <text:p>40,89%</text:p>
          </table:table-cell>
          <table:table-cell office:value-type="percentage" office:value="0.3369" calcext:value-type="percentage">
            <text:p>33,69%</text:p>
          </table:table-cell>
          <table:table-cell office:value-type="percentage" office:value="0.2056" calcext:value-type="percentage">
            <text:p>20,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157" calcext:value-type="percentage">
            <text:p>15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2045" calcext:value-type="percentage">
            <text:p>20,45%</text:p>
          </table:table-cell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office:value-type="percentage" office:value="0.1324" calcext:value-type="percentage">
            <text:p>13,24%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2564" calcext:value-type="percentage">
            <text:p>25,64%</text:p>
          </table:table-cell>
          <table:table-cell office:value-type="percentage" office:value="0.1927" calcext:value-type="percentage">
            <text:p>19,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1698" calcext:value-type="percentage">
            <text:p>16,9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181" calcext:value-type="percentage">
            <text:p>18,1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3827" calcext:value-type="percentage">
            <text:p>38,27%</text:p>
          </table:table-cell>
          <table:table-cell office:value-type="percentage" office:value="0.3151" calcext:value-type="percentage">
            <text:p>31,51%</text:p>
          </table:table-cell>
          <table:table-cell office:value-type="percentage" office:value="0.2318" calcext:value-type="percentage">
            <text:p>23,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262" calcext:value-type="percentage">
            <text:p>26,20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66:.B75])" office:value-type="percentage" office:value="0.19213" calcext:value-type="percentage">
            <text:p>19,21%</text:p>
          </table:table-cell>
          <table:table-cell table:style-name="ce2" table:formula="of:=AVERAGE([.C66:.C75])" office:value-type="percentage" office:value="0.10895" calcext:value-type="percentage">
            <text:p>10,90%</text:p>
          </table:table-cell>
          <table:table-cell table:style-name="ce2" table:formula="of:=AVERAGE([.D66:.D75])" office:value-type="percentage" office:value="0.10824" calcext:value-type="percentage">
            <text:p>10,82%</text:p>
          </table:table-cell>
          <table:table-cell table:style-name="ce2" table:formula="of:=AVERAGE([.E66:.E75])" office:value-type="percentage" office:value="0.134766666666667" calcext:value-type="percentage">
            <text:p>13,48%</text:p>
          </table:table-cell>
          <table:table-cell table:style-name="ce2" table:formula="of:=AVERAGE([.F66:.F75])" office:value-type="percentage" office:value="0.38084" calcext:value-type="percentage">
            <text:p>38,08%</text:p>
          </table:table-cell>
          <table:table-cell table:style-name="ce2" table:formula="of:=AVERAGE([.G66:.G75])" office:value-type="percentage" office:value="0.32219" calcext:value-type="percentage">
            <text:p>32,22%</text:p>
          </table:table-cell>
          <table:table-cell table:style-name="ce2" table:formula="of:=AVERAGE([.H66:.H75])" office:value-type="percentage" office:value="0.21502" calcext:value-type="percentage">
            <text:p>21,50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2542" calcext:value-type="percentage">
            <text:p>25,42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2454" calcext:value-type="percentage">
            <text:p>24,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207" calcext:value-type="percentage">
            <text:p>20,70%</text:p>
          </table:table-cell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379" calcext:value-type="percentage">
            <text:p>23,79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233" calcext:value-type="percentage">
            <text:p>23,30%</text:p>
          </table:table-cell>
          <table:table-cell office:value-type="percentage" office:value="0.2018" calcext:value-type="percentage">
            <text:p>20,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0617" calcext:value-type="percentage">
            <text:p>6,17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2348" calcext:value-type="percentage">
            <text:p>23,48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079" calcext:value-type="percentage">
            <text:p>20,7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709" calcext:value-type="percentage">
            <text:p>27,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13" calcext:value-type="percentage">
            <text:p>23,13%</text:p>
          </table:table-cell>
          <table:table-cell office:value-type="percentage" office:value="0.2317" calcext:value-type="percentage">
            <text:p>23,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167" calcext:value-type="percentage">
            <text:p>16,70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2216" calcext:value-type="percentage">
            <text:p>22,16%</text:p>
          </table:table-cell>
          <table:table-cell office:value-type="percentage" office:value="0.2291" calcext:value-type="percentage">
            <text:p>22,91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559" calcext:value-type="percentage">
            <text:p>25,59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78:.B87])" office:value-type="percentage" office:value="0.1878" calcext:value-type="percentage">
            <text:p>18,78%</text:p>
          </table:table-cell>
          <table:table-cell table:style-name="ce2" table:formula="of:=AVERAGE([.C78:.C87])" office:value-type="percentage" office:value="0.06596" calcext:value-type="percentage">
            <text:p>6,60%</text:p>
          </table:table-cell>
          <table:table-cell table:style-name="ce2" table:formula="of:=AVERAGE([.D78:.D87])" office:value-type="percentage" office:value="0.0652" calcext:value-type="percentage">
            <text:p>6,52%</text:p>
          </table:table-cell>
          <table:table-cell table:style-name="ce2" table:formula="of:=AVERAGE([.E78:.E87])" office:value-type="percentage" office:value="0.10194" calcext:value-type="percentage">
            <text:p>10,19%</text:p>
          </table:table-cell>
          <table:table-cell table:style-name="ce2" table:formula="of:=AVERAGE([.F78:.F87])" office:value-type="percentage" office:value="0.26701" calcext:value-type="percentage">
            <text:p>26,70%</text:p>
          </table:table-cell>
          <table:table-cell table:style-name="ce2" table:formula="of:=AVERAGE([.G78:.G87])" office:value-type="percentage" office:value="0.27475" calcext:value-type="percentage">
            <text:p>27,48%</text:p>
          </table:table-cell>
          <table:table-cell table:style-name="ce2" table:formula="of:=AVERAGE([.H78:.H87])" office:value-type="percentage" office:value="0.24589" calcext:value-type="percentage">
            <text:p>24,59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1555" calcext:value-type="percentage">
            <text:p>15,55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725" calcext:value-type="percentage">
            <text:p>27,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3391" calcext:value-type="percentage">
            <text:p>33,91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1479" calcext:value-type="percentage">
            <text:p>14,79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1606" calcext:value-type="percentage">
            <text:p>16,06%</text:p>
          </table:table-cell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3836" calcext:value-type="percentage">
            <text:p>38,36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025" calcext:value-type="percentage">
            <text:p>30,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 office:value-type="percentage" office:value="0.0482" calcext:value-type="percentage">
            <text:p>4,82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4028" calcext:value-type="percentage">
            <text:p>40,28%</text:p>
          </table:table-cell>
          <table:table-cell office:value-type="percentage" office:value="0.3008" calcext:value-type="percentage">
            <text:p>30,08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1499" calcext:value-type="percentage">
            <text:p>14,99%</text:p>
          </table:table-cell>
          <table:table-cell table:number-columns-repeated="2" office:value-type="percentage" office:value="0.0453" calcext:value-type="percentage">
            <text:p>4,53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262" calcext:value-type="percentage">
            <text:p>26,2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83" calcext:value-type="percentage">
            <text:p>2,83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3813" calcext:value-type="percentage">
            <text:p>38,13%</text:p>
          </table:table-cell>
          <table:table-cell office:value-type="percentage" office:value="0.2666" calcext:value-type="percentage">
            <text:p>26,6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1487" calcext:value-type="percentage">
            <text:p>14,87%</text:p>
          </table:table-cell>
          <table:table-cell table:number-columns-repeated="2" office:value-type="percentage" office:value="0.0453" calcext:value-type="percentage">
            <text:p>4,53%</text:p>
          </table:table-cell>
          <table:table-cell office:value-type="percentage" office:value="0.0569" calcext:value-type="percentage">
            <text:p>5,69%</text:p>
          </table:table-cell>
          <table:table-cell office:value-type="percentage" office:value="0.3552" calcext:value-type="percentage">
            <text:p>35,52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2875" calcext:value-type="percentage">
            <text:p>28,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3504" calcext:value-type="percentage">
            <text:p>35,04%</text:p>
          </table:table-cell>
          <table:table-cell office:value-type="percentage" office:value="0.2926" calcext:value-type="percentage">
            <text:p>29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1555" calcext:value-type="percentage">
            <text:p>15,55%</text:p>
          </table:table-cell>
          <table:table-cell table:number-columns-repeated="2" office:value-type="percentage" office:value="0.0397" calcext:value-type="percentage">
            <text:p>3,97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2904" calcext:value-type="percentage">
            <text:p>29,04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90:.B99])" office:value-type="percentage" office:value="0.15193" calcext:value-type="percentage">
            <text:p>15,19%</text:p>
          </table:table-cell>
          <table:table-cell table:style-name="ce2" table:formula="of:=AVERAGE([.C90:.C99])" office:value-type="percentage" office:value="0.0444" calcext:value-type="percentage">
            <text:p>4,44%</text:p>
          </table:table-cell>
          <table:table-cell table:style-name="ce2" table:formula="of:=AVERAGE([.D90:.D99])" office:value-type="percentage" office:value="0.04454" calcext:value-type="percentage">
            <text:p>4,45%</text:p>
          </table:table-cell>
          <table:table-cell table:style-name="ce2" table:formula="of:=AVERAGE([.E90:.E99])" office:value-type="percentage" office:value="0.06846" calcext:value-type="percentage">
            <text:p>6,85%</text:p>
          </table:table-cell>
          <table:table-cell table:style-name="ce2" table:formula="of:=AVERAGE([.F90:.F99])" office:value-type="percentage" office:value="0.38444" calcext:value-type="percentage">
            <text:p>38,44%</text:p>
          </table:table-cell>
          <table:table-cell table:style-name="ce2" table:formula="of:=AVERAGE([.G90:.G99])" office:value-type="percentage" office:value="0.33187" calcext:value-type="percentage">
            <text:p>33,19%</text:p>
          </table:table-cell>
          <table:table-cell table:style-name="ce2" table:formula="of:=AVERAGE([.H90:.H99])" office:value-type="percentage" office:value="0.27852" calcext:value-type="percentage">
            <text:p>27,85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604" calcext:value-type="percentage">
            <text:p>16,04%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4201" calcext:value-type="percentage">
            <text:p>42,01%</text:p>
          </table:table-cell>
          <table:table-cell office:value-type="percentage" office:value="0.311" calcext:value-type="percentage">
            <text:p>31,1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1701" calcext:value-type="percentage">
            <text:p>17,01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5659" calcext:value-type="percentage">
            <text:p>56,59%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122" calcext:value-type="percentage">
            <text:p>31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5854" calcext:value-type="percentage">
            <text:p>58,54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3837" calcext:value-type="percentage">
            <text:p>38,37%</text:p>
          </table:table-cell>
          <table:table-cell office:value-type="percentage" office:value="0.2652" calcext:value-type="percentage">
            <text:p>26,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1732" calcext:value-type="percentage">
            <text:p>17,32%</text:p>
          </table:table-cell>
          <table:table-cell table:number-columns-repeated="2" office:value-type="percentage" office:value="0.0854" calcext:value-type="percentage">
            <text:p>8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2957" calcext:value-type="percentage">
            <text:p>29,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5652" calcext:value-type="percentage">
            <text:p>56,52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3116" calcext:value-type="percentage">
            <text:p>31,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2006" calcext:value-type="percentage">
            <text:p>20,06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5396" calcext:value-type="percentage">
            <text:p>53,96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3146" calcext:value-type="percentage">
            <text:p>31,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2207" calcext:value-type="percentage">
            <text:p>22,07%</text:p>
          </table:table-cell>
          <table:table-cell table:number-columns-repeated="2" office:value-type="percentage" office:value="0.1402" calcext:value-type="percentage">
            <text:p>14,02%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4616" calcext:value-type="percentage">
            <text:p>46,16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945" calcext:value-type="percentage">
            <text:p>19,45%</text:p>
          </table:table-cell>
          <table:table-cell table:number-columns-repeated="2" office:value-type="percentage" office:value="0.1159" calcext:value-type="percentage">
            <text:p>11,59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5299" calcext:value-type="percentage">
            <text:p>52,99%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1726" calcext:value-type="percentage">
            <text:p>17,26%</text:p>
          </table:table-cell>
          <table:table-cell office:value-type="string" calcext:value-type="string">
            <text:p>x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3024" calcext:value-type="percentage">
            <text:p>30,24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102:.B111])" office:value-type="percentage" office:value="0.18225" calcext:value-type="percentage">
            <text:p>18,23%</text:p>
          </table:table-cell>
          <table:table-cell table:style-name="ce2" table:formula="of:=AVERAGE([.C102:.C111])" office:value-type="percentage" office:value="0.105288888888889" calcext:value-type="percentage">
            <text:p>10,53%</text:p>
          </table:table-cell>
          <table:table-cell table:style-name="ce2" table:formula="of:=AVERAGE([.D102:.D111])" office:value-type="percentage" office:value="0.09972" calcext:value-type="percentage">
            <text:p>9,97%</text:p>
          </table:table-cell>
          <table:table-cell table:style-name="ce2" table:formula="of:=AVERAGE([.E102:.E111])" office:value-type="percentage" office:value="0.14464" calcext:value-type="percentage">
            <text:p>14,46%</text:p>
          </table:table-cell>
          <table:table-cell table:style-name="ce2" table:formula="of:=AVERAGE([.F102:.F111])" office:value-type="percentage" office:value="0.5289" calcext:value-type="percentage">
            <text:p>52,89%</text:p>
          </table:table-cell>
          <table:table-cell table:style-name="ce2" table:formula="of:=AVERAGE([.G102:.G111])" office:value-type="percentage" office:value="0.44769" calcext:value-type="percentage">
            <text:p>44,77%</text:p>
          </table:table-cell>
          <table:table-cell table:style-name="ce2" table:formula="of:=AVERAGE([.H102:.H111])" office:value-type="percentage" office:value="0.29809" calcext:value-type="percentage">
            <text:p>29,81%</text:p>
          </table:table-cell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 table:number-rows-repeated="104842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c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5023" calcext:value-type="percentage">
            <text:p>50,23%</text:p>
          </table:table-cell>
          <table:table-cell/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604" calcext:value-type="percentage">
            <text:p>36,04%</text:p>
          </table:table-cell>
          <table:table-cell/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197" calcext:value-type="percentage">
            <text:p>19,70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2337" calcext:value-type="percentage">
            <text:p>23,37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4921" calcext:value-type="percentage">
            <text:p>49,21%</text:p>
          </table:table-cell>
          <table:table-cell/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3998" calcext:value-type="percentage">
            <text:p>39,98%</text:p>
          </table:table-cell>
          <table:table-cell/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9</text:p>
          </table:table-cell>
          <table:table-cell office:value-type="percentage" office:value="0.3978" calcext:value-type="percentage">
            <text:p>39,78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6487" calcext:value-type="percentage">
            <text:p>64,87%</text:p>
          </table:table-cell>
          <table:table-cell/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2:.B11])" office:value-type="percentage" office:value="0.39155" calcext:value-type="percentage">
            <text:p>39,16%</text:p>
          </table:table-cell>
          <table:table-cell table:style-name="ce2" table:formula="of:=AVERAGE([.C2:.C11])" office:value-type="string" office:string-value="" calcext:value-type="error">
            <text:p>#DIV/0!</text:p>
          </table:table-cell>
          <table:table-cell table:style-name="ce2" table:formula="of:=AVERAGE([.D2:.D11])" office:value-type="percentage" office:value="0.27053" calcext:value-type="percentage">
            <text:p>27,05%</text:p>
          </table:table-cell>
          <table:table-cell table:style-name="ce2" table:formula="of:=AVERAGE([.E2:.E11])" office:value-type="percentage" office:value="0.36518" calcext:value-type="percentage">
            <text:p>36,52%</text:p>
          </table:table-cell>
          <table:table-cell table:style-name="ce2" table:formula="of:=AVERAGE([.F2:.F11])" office:value-type="string" office:string-value="" calcext:value-type="error">
            <text:p>#DIV/0!</text:p>
          </table:table-cell>
          <table:table-cell table:style-name="ce2" table:formula="of:=AVERAGE([.G2:.G11])" office:value-type="string" office:string-value="" calcext:value-type="error">
            <text:p>#DIV/0!</text:p>
          </table:table-cell>
          <table:table-cell table:style-name="ce2" table:formula="of:=AVERAGE([.H2:.H11])" office:value-type="string" office:string-value="" calcext:value-type="error">
            <text:p>#DIV/0!</text:p>
          </table:table-cell>
          <table:table-cell table:style-name="ce2" table:formula="of:=AVERAGE([.I2:.I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6254" calcext:value-type="percentage">
            <text:p>62,54%</text:p>
          </table:table-cell>
          <table:table-cell/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905" calcext:value-type="percentage">
            <text:p>29,05%</text:p>
          </table:table-cell>
          <table:table-cell/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3</text:p>
          </table:table-cell>
          <table:table-cell office:value-type="percentage" office:value="0.2872" calcext:value-type="percentage">
            <text:p>28,72%</text:p>
          </table:table-cell>
          <table:table-cell/>
          <table:table-cell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5552" calcext:value-type="percentage">
            <text:p>55,52%</text:p>
          </table:table-cell>
          <table:table-cell/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243" calcext:value-type="percentage">
            <text:p>24,30%</text:p>
          </table:table-cell>
          <table:table-cell/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624" calcext:value-type="percentage">
            <text:p>36,24%</text:p>
          </table:table-cell>
          <table:table-cell/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6336" calcext:value-type="percentage">
            <text:p>63,36%</text:p>
          </table:table-cell>
          <table:table-cell/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4708" calcext:value-type="percentage">
            <text:p>47,08%</text:p>
          </table:table-cell>
          <table:table-cell/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15:.B24])" office:value-type="percentage" office:value="0.43374" calcext:value-type="percentage">
            <text:p>43,37%</text:p>
          </table:table-cell>
          <table:table-cell table:style-name="ce2" table:formula="of:=AVERAGE([.C15:.C24])" office:value-type="string" office:string-value="" calcext:value-type="error">
            <text:p>#DIV/0!</text:p>
          </table:table-cell>
          <table:table-cell table:style-name="ce2" table:formula="of:=AVERAGE([.D15:.D24])" office:value-type="percentage" office:value="0.32489" calcext:value-type="percentage">
            <text:p>32,49%</text:p>
          </table:table-cell>
          <table:table-cell table:style-name="ce2" table:formula="of:=AVERAGE([.E15:.E24])" office:value-type="percentage" office:value="0.39153" calcext:value-type="percentage">
            <text:p>39,15%</text:p>
          </table:table-cell>
          <table:table-cell table:style-name="ce2" table:formula="of:=AVERAGE([.F15:.F24])" office:value-type="string" office:string-value="" calcext:value-type="error">
            <text:p>#DIV/0!</text:p>
          </table:table-cell>
          <table:table-cell table:style-name="ce2" table:formula="of:=AVERAGE([.G15:.G24])" office:value-type="string" office:string-value="" calcext:value-type="error">
            <text:p>#DIV/0!</text:p>
          </table:table-cell>
          <table:table-cell table:style-name="ce2" table:formula="of:=AVERAGE([.H15:.H24])" office:value-type="string" office:string-value="" calcext:value-type="error">
            <text:p>#DIV/0!</text:p>
          </table:table-cell>
          <table:table-cell table:style-name="ce2" table:formula="of:=AVERAGE([.I15:.I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5322" calcext:value-type="percentage">
            <text:p>53,22%</text:p>
          </table:table-cell>
          <table:table-cell/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4828" calcext:value-type="percentage">
            <text:p>48,28%</text:p>
          </table:table-cell>
          <table:table-cell/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3732" calcext:value-type="percentage">
            <text:p>37,32%</text:p>
          </table:table-cell>
          <table:table-cell/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3263" calcext:value-type="percentage">
            <text:p>32,63%</text:p>
          </table:table-cell>
          <table:table-cell/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5122" calcext:value-type="percentage">
            <text:p>51,22%</text:p>
          </table:table-cell>
          <table:table-cell/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4697" calcext:value-type="percentage">
            <text:p>46,97%</text:p>
          </table:table-cell>
          <table:table-cell/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53" calcext:value-type="percentage">
            <text:p>53,00%</text:p>
          </table:table-cell>
          <table:table-cell/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4461" calcext:value-type="percentage">
            <text:p>44,61%</text:p>
          </table:table-cell>
          <table:table-cell/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28:.B37])" office:value-type="percentage" office:value="0.42291" calcext:value-type="percentage">
            <text:p>42,29%</text:p>
          </table:table-cell>
          <table:table-cell table:style-name="ce2" table:formula="of:=AVERAGE([.C28:.C37])" office:value-type="string" office:string-value="" calcext:value-type="error">
            <text:p>#DIV/0!</text:p>
          </table:table-cell>
          <table:table-cell table:style-name="ce2" table:formula="of:=AVERAGE([.D28:.D37])" office:value-type="percentage" office:value="0.22738" calcext:value-type="percentage">
            <text:p>22,74%</text:p>
          </table:table-cell>
          <table:table-cell table:style-name="ce2" table:formula="of:=AVERAGE([.E28:.E37])" office:value-type="percentage" office:value="0.27692" calcext:value-type="percentage">
            <text:p>27,69%</text:p>
          </table:table-cell>
          <table:table-cell table:style-name="ce2" table:formula="of:=AVERAGE([.F28:.F37])" office:value-type="string" office:string-value="" calcext:value-type="error">
            <text:p>#DIV/0!</text:p>
          </table:table-cell>
          <table:table-cell table:style-name="ce2" table:formula="of:=AVERAGE([.G28:.G37])" office:value-type="string" office:string-value="" calcext:value-type="error">
            <text:p>#DIV/0!</text:p>
          </table:table-cell>
          <table:table-cell table:style-name="ce2" table:formula="of:=AVERAGE([.H28:.H37])" office:value-type="string" office:string-value="" calcext:value-type="error">
            <text:p>#DIV/0!</text:p>
          </table:table-cell>
          <table:table-cell table:style-name="ce2" table:formula="of:=AVERAGE([.I28:.I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1492" calcext:value-type="percentage">
            <text:p>14,92%</text:p>
          </table:table-cell>
          <table:table-cell/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2108" calcext:value-type="percentage">
            <text:p>21,08%</text:p>
          </table:table-cell>
          <table:table-cell/>
          <table:table-cell table:number-columns-repeated="2" office:value-type="percentage" office:value="0.1496" calcext:value-type="percentage">
            <text:p>14,9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1825" calcext:value-type="percentage">
            <text:p>18,25%</text:p>
          </table:table-cell>
          <table:table-cell/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2787" calcext:value-type="percentage">
            <text:p>27,87%</text:p>
          </table:table-cell>
          <table:table-cell/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1587" calcext:value-type="percentage">
            <text:p>15,87%</text:p>
          </table:table-cell>
          <table:table-cell/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1619" calcext:value-type="percentage">
            <text:p>16,19%</text:p>
          </table:table-cell>
          <table:table-cell/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133" calcext:value-type="percentage">
            <text:p>11,33%</text:p>
          </table:table-cell>
          <table:table-cell/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1662" calcext:value-type="percentage">
            <text:p>16,62%</text:p>
          </table:table-cell>
          <table:table-cell/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2746" calcext:value-type="percentage">
            <text:p>27,46%</text:p>
          </table:table-cell>
          <table:table-cell/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41:.B50])" office:value-type="percentage" office:value="0.18655" calcext:value-type="percentage">
            <text:p>18,66%</text:p>
          </table:table-cell>
          <table:table-cell table:style-name="ce2" table:formula="of:=AVERAGE([.C41:.C50])" office:value-type="string" office:string-value="" calcext:value-type="error">
            <text:p>#DIV/0!</text:p>
          </table:table-cell>
          <table:table-cell table:style-name="ce2" table:formula="of:=AVERAGE([.D41:.D50])" office:value-type="percentage" office:value="0.1996" calcext:value-type="percentage">
            <text:p>19,96%</text:p>
          </table:table-cell>
          <table:table-cell table:style-name="ce2" table:formula="of:=AVERAGE([.E41:.E50])" office:value-type="percentage" office:value="0.19544" calcext:value-type="percentage">
            <text:p>19,54%</text:p>
          </table:table-cell>
          <table:table-cell table:style-name="ce2" table:formula="of:=AVERAGE([.F41:.F50])" office:value-type="string" office:string-value="" calcext:value-type="error">
            <text:p>#DIV/0!</text:p>
          </table:table-cell>
          <table:table-cell table:style-name="ce2" table:formula="of:=AVERAGE([.G41:.G50])" office:value-type="string" office:string-value="" calcext:value-type="error">
            <text:p>#DIV/0!</text:p>
          </table:table-cell>
          <table:table-cell table:style-name="ce2" table:formula="of:=AVERAGE([.H41:.H50])" office:value-type="string" office:string-value="" calcext:value-type="error">
            <text:p>#DIV/0!</text:p>
          </table:table-cell>
          <table:table-cell table:style-name="ce2" table:formula="of:=AVERAGE([.I41:.I5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1406" calcext:value-type="percentage">
            <text:p>14,06%</text:p>
          </table:table-cell>
          <table:table-cell/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0677" calcext:value-type="percentage">
            <text:p>6,77%</text:p>
          </table:table-cell>
          <table:table-cell/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0886" calcext:value-type="percentage">
            <text:p>8,86%</text:p>
          </table:table-cell>
          <table:table-cell/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147" calcext:value-type="percentage">
            <text:p>11,47%</text:p>
          </table:table-cell>
          <table:table-cell/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1568" calcext:value-type="percentage">
            <text:p>15,68%</text:p>
          </table:table-cell>
          <table:table-cell/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095" calcext:value-type="percentage">
            <text:p>9,50%</text:p>
          </table:table-cell>
          <table:table-cell/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53:.B62])" office:value-type="percentage" office:value="0.1175" calcext:value-type="percentage">
            <text:p>11,75%</text:p>
          </table:table-cell>
          <table:table-cell table:style-name="ce2" table:formula="of:=AVERAGE([.C53:.C62])" office:value-type="string" office:string-value="" calcext:value-type="error">
            <text:p>#DIV/0!</text:p>
          </table:table-cell>
          <table:table-cell table:style-name="ce2" table:formula="of:=AVERAGE([.D53:.D62])" office:value-type="percentage" office:value="0.14096" calcext:value-type="percentage">
            <text:p>14,10%</text:p>
          </table:table-cell>
          <table:table-cell table:style-name="ce2" table:formula="of:=AVERAGE([.E53:.E62])" office:value-type="percentage" office:value="0.13496" calcext:value-type="percentage">
            <text:p>13,50%</text:p>
          </table:table-cell>
          <table:table-cell table:style-name="ce2" table:formula="of:=AVERAGE([.F53:.F62])" office:value-type="string" office:string-value="" calcext:value-type="error">
            <text:p>#DIV/0!</text:p>
          </table:table-cell>
          <table:table-cell table:style-name="ce2" table:formula="of:=AVERAGE([.G53:.G62])" office:value-type="string" office:string-value="" calcext:value-type="error">
            <text:p>#DIV/0!</text:p>
          </table:table-cell>
          <table:table-cell table:style-name="ce2" table:formula="of:=AVERAGE([.H53:.H62])" office:value-type="string" office:string-value="" calcext:value-type="error">
            <text:p>#DIV/0!</text:p>
          </table:table-cell>
          <table:table-cell table:style-name="ce2" table:formula="of:=AVERAGE([.I53:.I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95_1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2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017" calcext:value-type="percentage">
            <text:p>10,1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3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4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percentage" office:value="0.0726" calcext:value-type="percentage">
            <text:p>7,2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5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6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7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8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9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1995_10</text:p>
          </table:table-cell>
          <table:table-cell table:number-columns-repeated="2"/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66:.B75])" office:value-type="string" office:string-value="" calcext:value-type="error">
            <text:p>#DIV/0!</text:p>
          </table:table-cell>
          <table:table-cell table:style-name="ce2" table:formula="of:=AVERAGE([.C66:.C75])" office:value-type="string" office:string-value="" calcext:value-type="error">
            <text:p>#DIV/0!</text:p>
          </table:table-cell>
          <table:table-cell table:style-name="ce2" table:formula="of:=AVERAGE([.D66:.D75])" office:value-type="percentage" office:value="0.10895" calcext:value-type="percentage">
            <text:p>10,90%</text:p>
          </table:table-cell>
          <table:table-cell table:style-name="ce2" table:formula="of:=AVERAGE([.E66:.E75])" office:value-type="percentage" office:value="0.10824" calcext:value-type="percentage">
            <text:p>10,82%</text:p>
          </table:table-cell>
          <table:table-cell table:style-name="ce2" table:formula="of:=AVERAGE([.F66:.F75])" office:value-type="string" office:string-value="" calcext:value-type="error">
            <text:p>#DIV/0!</text:p>
          </table:table-cell>
          <table:table-cell table:style-name="ce2" table:formula="of:=AVERAGE([.G66:.G75])" office:value-type="string" office:string-value="" calcext:value-type="error">
            <text:p>#DIV/0!</text:p>
          </table:table-cell>
          <table:table-cell table:style-name="ce2" table:formula="of:=AVERAGE([.H66:.H75])" office:value-type="string" office:string-value="" calcext:value-type="error">
            <text:p>#DIV/0!</text:p>
          </table:table-cell>
          <table:table-cell table:style-name="ce2" table:formula="of:=AVERAGE([.I66:.I7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00_1</text:p>
          </table:table-cell>
          <table:table-cell table:number-columns-repeated="2"/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2</text:p>
          </table:table-cell>
          <table:table-cell table:number-columns-repeated="2"/>
          <table:table-cell office:value-type="percentage" office:value="0.0648" calcext:value-type="percentage">
            <text:p>6,48%</text:p>
          </table:table-cell>
          <table:table-cell office:value-type="percentage" office:value="0.0617" calcext:value-type="percentage">
            <text:p>6,1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3</text:p>
          </table:table-cell>
          <table:table-cell table:number-columns-repeated="2"/>
          <table:table-cell table:number-columns-repeated="2" office:value-type="percentage" office:value="0.0837" calcext:value-type="percentage">
            <text:p>8,3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4</text:p>
          </table:table-cell>
          <table:table-cell table:number-columns-repeated="2"/>
          <table:table-cell office:value-type="percentage" office:value="0.0665" calcext:value-type="percentage">
            <text:p>6,65%</text:p>
          </table:table-cell>
          <table:table-cell office:value-type="percentage" office:value="0.0661" calcext:value-type="percentage">
            <text:p>6,6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5</text:p>
          </table:table-cell>
          <table:table-cell table:number-columns-repeated="2"/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6</text:p>
          </table:table-cell>
          <table:table-cell table:number-columns-repeated="2"/>
          <table:table-cell table:number-columns-repeated="2" office:value-type="percentage" office:value="0.0617" calcext:value-type="percentage">
            <text:p>6,1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7</text:p>
          </table:table-cell>
          <table:table-cell table:number-columns-repeated="2"/>
          <table:table-cell table:number-columns-repeated="2" office:value-type="percentage" office:value="0.0837" calcext:value-type="percentage">
            <text:p>8,3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8</text:p>
          </table:table-cell>
          <table:table-cell table:number-columns-repeated="2"/>
          <table:table-cell office:value-type="percentage" office:value="0.0802" calcext:value-type="percentage">
            <text:p>8,02%</text:p>
          </table:table-cell>
          <table:table-cell office:value-type="percentage" office:value="0.0793" calcext:value-type="percentage">
            <text:p>7,9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9</text:p>
          </table:table-cell>
          <table:table-cell table:number-columns-repeated="2"/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0_10</text:p>
          </table:table-cell>
          <table:table-cell table:number-columns-repeated="2"/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78:.B87])" office:value-type="string" office:string-value="" calcext:value-type="error">
            <text:p>#DIV/0!</text:p>
          </table:table-cell>
          <table:table-cell table:style-name="ce2" table:formula="of:=AVERAGE([.C78:.C87])" office:value-type="string" office:string-value="" calcext:value-type="error">
            <text:p>#DIV/0!</text:p>
          </table:table-cell>
          <table:table-cell table:style-name="ce2" table:formula="of:=AVERAGE([.D78:.D87])" office:value-type="percentage" office:value="0.06596" calcext:value-type="percentage">
            <text:p>6,60%</text:p>
          </table:table-cell>
          <table:table-cell table:style-name="ce2" table:formula="of:=AVERAGE([.E78:.E87])" office:value-type="percentage" office:value="0.0652" calcext:value-type="percentage">
            <text:p>6,52%</text:p>
          </table:table-cell>
          <table:table-cell table:style-name="ce2" table:formula="of:=AVERAGE([.F78:.F87])" office:value-type="string" office:string-value="" calcext:value-type="error">
            <text:p>#DIV/0!</text:p>
          </table:table-cell>
          <table:table-cell table:style-name="ce2" table:formula="of:=AVERAGE([.G78:.G87])" office:value-type="string" office:string-value="" calcext:value-type="error">
            <text:p>#DIV/0!</text:p>
          </table:table-cell>
          <table:table-cell table:style-name="ce2" table:formula="of:=AVERAGE([.H78:.H87])" office:value-type="string" office:string-value="" calcext:value-type="error">
            <text:p>#DIV/0!</text:p>
          </table:table-cell>
          <table:table-cell table:style-name="ce2" table:formula="of:=AVERAGE([.I78:.I8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05_1</text:p>
          </table:table-cell>
          <table:table-cell table:number-columns-repeated="2"/>
          <table:table-cell office:value-type="percentage" office:value="0.0402" calcext:value-type="percentage">
            <text:p>4,02%</text:p>
          </table:table-cell>
          <table:table-cell office:value-type="percentage" office:value="0.0397" calcext:value-type="percentage">
            <text:p>3,9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2</text:p>
          </table:table-cell>
          <table:table-cell table:number-columns-repeated="2"/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3</text:p>
          </table:table-cell>
          <table:table-cell table:number-columns-repeated="2"/>
          <table:table-cell office:value-type="percentage" office:value="0.0431" calcext:value-type="percentage">
            <text:p>4,31%</text:p>
          </table:table-cell>
          <table:table-cell office:value-type="percentage" office:value="0.0425" calcext:value-type="percentage">
            <text:p>4,2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4</text:p>
          </table:table-cell>
          <table:table-cell table:number-columns-repeated="2"/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5</text:p>
          </table:table-cell>
          <table:table-cell table:number-columns-repeated="2"/>
          <table:table-cell table:number-columns-repeated="2" office:value-type="percentage" office:value="0.0482" calcext:value-type="percentage">
            <text:p>4,8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6</text:p>
          </table:table-cell>
          <table:table-cell table:number-columns-repeated="2"/>
          <table:table-cell table:number-columns-repeated="2" office:value-type="percentage" office:value="0.0453" calcext:value-type="percentage">
            <text:p>4,5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7</text:p>
          </table:table-cell>
          <table:table-cell table:number-columns-repeated="2"/>
          <table:table-cell office:value-type="percentage" office:value="0.0309" calcext:value-type="percentage">
            <text:p>3,09%</text:p>
          </table:table-cell>
          <table:table-cell office:value-type="percentage" office:value="0.0283" calcext:value-type="percentage">
            <text:p>2,8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8</text:p>
          </table:table-cell>
          <table:table-cell table:number-columns-repeated="2"/>
          <table:table-cell table:number-columns-repeated="2" office:value-type="percentage" office:value="0.0453" calcext:value-type="percentage">
            <text:p>4,5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9</text:p>
          </table:table-cell>
          <table:table-cell table:number-columns-repeated="2"/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05_10</text:p>
          </table:table-cell>
          <table:table-cell table:number-columns-repeated="2"/>
          <table:table-cell table:number-columns-repeated="2" office:value-type="percentage" office:value="0.0397" calcext:value-type="percentage">
            <text:p>3,97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90:.B99])" office:value-type="string" office:string-value="" calcext:value-type="error">
            <text:p>#DIV/0!</text:p>
          </table:table-cell>
          <table:table-cell table:style-name="ce2" table:formula="of:=AVERAGE([.C90:.C99])" office:value-type="string" office:string-value="" calcext:value-type="error">
            <text:p>#DIV/0!</text:p>
          </table:table-cell>
          <table:table-cell table:style-name="ce2" table:formula="of:=AVERAGE([.D90:.D99])" office:value-type="percentage" office:value="0.0444" calcext:value-type="percentage">
            <text:p>4,44%</text:p>
          </table:table-cell>
          <table:table-cell table:style-name="ce2" table:formula="of:=AVERAGE([.E90:.E99])" office:value-type="percentage" office:value="0.04454" calcext:value-type="percentage">
            <text:p>4,45%</text:p>
          </table:table-cell>
          <table:table-cell table:style-name="ce2" table:formula="of:=AVERAGE([.F90:.F99])" office:value-type="string" office:string-value="" calcext:value-type="error">
            <text:p>#DIV/0!</text:p>
          </table:table-cell>
          <table:table-cell table:style-name="ce2" table:formula="of:=AVERAGE([.G90:.G99])" office:value-type="string" office:string-value="" calcext:value-type="error">
            <text:p>#DIV/0!</text:p>
          </table:table-cell>
          <table:table-cell table:style-name="ce2" table:formula="of:=AVERAGE([.H90:.H99])" office:value-type="string" office:string-value="" calcext:value-type="error">
            <text:p>#DIV/0!</text:p>
          </table:table-cell>
          <table:table-cell table:style-name="ce2" table:formula="of:=AVERAGE([.I90:.I9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10_1</text:p>
          </table:table-cell>
          <table:table-cell table:number-columns-repeated="2"/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2</text:p>
          </table:table-cell>
          <table:table-cell table:number-columns-repeated="2"/>
          <table:table-cell table:number-columns-repeated="2" office:value-type="percentage" office:value="0.0732" calcext:value-type="percentage">
            <text:p>7,3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3</text:p>
          </table:table-cell>
          <table:table-cell table:number-columns-repeated="2"/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4</text:p>
          </table:table-cell>
          <table:table-cell table:number-columns-repeated="2"/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5</text:p>
          </table:table-cell>
          <table:table-cell table:number-columns-repeated="2"/>
          <table:table-cell table:number-columns-repeated="2" office:value-type="percentage" office:value="0.0854" calcext:value-type="percentage">
            <text:p>8,5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6</text:p>
          </table:table-cell>
          <table:table-cell table:number-columns-repeated="2"/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7</text:p>
          </table:table-cell>
          <table:table-cell table:number-columns-repeated="2"/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8</text:p>
          </table:table-cell>
          <table:table-cell table:number-columns-repeated="2"/>
          <table:table-cell table:number-columns-repeated="2" office:value-type="percentage" office:value="0.1402" calcext:value-type="percentage">
            <text:p>14,0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9</text:p>
          </table:table-cell>
          <table:table-cell table:number-columns-repeated="2"/>
          <table:table-cell table:number-columns-repeated="2" office:value-type="percentage" office:value="0.1159" calcext:value-type="percentage">
            <text:p>11,5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t2010_1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percentage" office:value="0.0793" calcext:value-type="percentage">
            <text:p>7,93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AVERAGE([.B102:.B111])" office:value-type="string" office:string-value="" calcext:value-type="error">
            <text:p>#DIV/0!</text:p>
          </table:table-cell>
          <table:table-cell table:style-name="ce2" table:formula="of:=AVERAGE([.C102:.C111])" office:value-type="string" office:string-value="" calcext:value-type="error">
            <text:p>#DIV/0!</text:p>
          </table:table-cell>
          <table:table-cell table:style-name="ce2" table:formula="of:=AVERAGE([.D102:.D111])" office:value-type="percentage" office:value="0.105288888888889" calcext:value-type="percentage">
            <text:p>10,53%</text:p>
          </table:table-cell>
          <table:table-cell table:style-name="ce2" table:formula="of:=AVERAGE([.E102:.E111])" office:value-type="percentage" office:value="0.09972" calcext:value-type="percentage">
            <text:p>9,97%</text:p>
          </table:table-cell>
          <table:table-cell table:style-name="ce2" table:formula="of:=AVERAGE([.F102:.F111])" office:value-type="string" office:string-value="" calcext:value-type="error">
            <text:p>#DIV/0!</text:p>
          </table:table-cell>
          <table:table-cell table:style-name="ce2" table:formula="of:=AVERAGE([.G102:.G111])" office:value-type="string" office:string-value="" calcext:value-type="error">
            <text:p>#DIV/0!</text:p>
          </table:table-cell>
          <table:table-cell table:style-name="ce2" table:formula="of:=AVERAGE([.H102:.H111])" office:value-type="string" office:string-value="" calcext:value-type="error">
            <text:p>#DIV/0!</text:p>
          </table:table-cell>
          <table:table-cell table:style-name="ce2" table:formula="of:=AVERAGE([.I102:.I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 table:number-rows-repeated="10484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2:17:19.96003285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07:38:01.587725317</meta:creation-date>
    <dc:date>2025-11-18T14:46:30.830111819</dc:date>
    <meta:editing-duration>P1DT9H15M21S</meta:editing-duration>
    <meta:editing-cycles>284</meta:editing-cycles>
    <meta:generator>LibreOffice/25.2.3.2$Linux_X86_64 LibreOffice_project/520$Build-2</meta:generator>
    <meta:document-statistic meta:table-count="2" meta:cell-count="1319" meta:object-count="0"/>
  </office:meta>
</office:document-meta>
</file>